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14.568cm"/>
    </style:style>
    <style:style style:name="co5" style:family="table-column">
      <style:table-column-properties fo:break-before="auto" style:column-width="10.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3.18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Case ID</text:p>
          </table:table-cell>
          <table:table-cell table:style-name="ce1" office:value-type="string" calcext:value-type="string">
            <text:p>Test case 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Verify login with valid credentials</text:p>
          </table:table-cell>
          <table:table-cell office:value-type="string" calcext:value-type="string">
            <text:p>Open Login URL</text:p>
            <text:p>Enter a valid username in the username field.</text:p>
            <text:p><text:span text:style-name="T1">Click on the "Continue" button.</text:span></text:p>
            <text:p>Enter a valid password in the password input field</text:p>
            <text:p>Click on the "Sign in" button.</text:p>
          </table:table-cell>
          <table:table-cell office:value-type="string" calcext:value-type="string">
            <text:p>The user should be successfully logged in and redirected to the homepage or dashboard.</text:p>
          </table:table-cell>
          <table:table-cell office:value-type="string" calcext:value-type="string">
            <text:p><text:span text:style-name="T2">User is getting error message that message is “</text:span>Please enter valid username and password”  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C002</text:p>
          </table:table-cell>
          <table:table-cell table:style-name="ce2" office:value-type="string" calcext:value-type="string">
            <text:p>Verify login with an invalid Username</text:p>
          </table:table-cell>
          <table:table-cell office:value-type="string" calcext:value-type="string">
            <text:p>Open Login URL</text:p>
            <text:p>Enter an invalid Username in the Username input field.</text:p>
            <text:p>Click on the "Continue" button.</text:p>
            <text:p/>
          </table:table-cell>
          <table:table-cell office:value-type="string" calcext:value-type="string">
            <text:p><text:span text:style-name="T2"/></text:p>
            <text:p><text:span text:style-name="T3">An error message should be displayed stating "Please enter valid username to continue".</text:span></text:p>
          </table:table-cell>
          <table:table-cell office:value-type="string" calcext:value-type="string">
            <text:p><text:span text:style-name="T2">User is getting error message that message is “</text:span>Please enter valid username and password”  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C003</text:p>
          </table:table-cell>
          <table:table-cell office:value-type="string" calcext:value-type="string">
            <text:p>Verify the "Forgot password?" link</text:p>
          </table:table-cell>
          <table:table-cell office:value-type="string" calcext:value-type="string">
            <text:p>Open Login URL</text:p>
            <text:p>Click on the "Forgot password?" link.</text:p>
            <text:p>Enter the registered email address.</text:p>
            <text:p>Click on Send button.</text:p>
          </table:table-cell>
          <table:table-cell office:value-type="string" calcext:value-type="string">
            <text:p>The user should be redirected to a forgot password page.</text:p>
          </table:table-cell>
          <table:table-cell office:value-type="string" calcext:value-type="string">
            <text:p>User is getteing error message that is ‘Given email address not have an account with us.”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C004</text:p>
          </table:table-cell>
          <table:table-cell office:value-type="string" calcext:value-type="string">
            <text:p>Verify the "Sign in with Microsoft" button</text:p>
          </table:table-cell>
          <table:table-cell office:value-type="string" calcext:value-type="string">
            <text:p>Open Login URL.</text:p>
            <text:p>Click on the "Sign in with Microsoft" button.</text:p>
            <text:p/>
          </table:table-cell>
          <table:table-cell office:value-type="string" calcext:value-type="string">
            <text:p>The user should be redirected to the Microsoft SignIn page.</text:p>
          </table:table-cell>
          <table:table-cell office:value-type="string" calcext:value-type="string">
            <text:p>User is getting error message from microsof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C005</text:p>
          </table:table-cell>
          <table:table-cell office:value-type="string" calcext:value-type="string">
            <text:p>Verify the "Terms &amp; Conditions" link</text:p>
          </table:table-cell>
          <table:table-cell office:value-type="string" calcext:value-type="string">
            <text:p>Open Login URL.</text:p>
            <text:p>Click on the "Terms &amp; Conditions" link at the bottom of the page.</text:p>
          </table:table-cell>
          <table:table-cell office:value-type="string" calcext:value-type="string">
            <text:p>The user should be redirected to the Terms &amp; Conditions page.</text:p>
          </table:table-cell>
          <table:table-cell office:value-type="string" calcext:value-type="string">
            <text:p>User is redirected to the Terms and condition page.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C006</text:p>
          </table:table-cell>
          <table:table-cell office:value-type="string" calcext:value-type="string">
            <text:p>Verify the "Contact Us" link</text:p>
          </table:table-cell>
          <table:table-cell office:value-type="string" calcext:value-type="string">
            <text:p>Open Login URl</text:p>
            <text:p>Click on the "Contact Us" link at the bottom of the page.</text:p>
          </table:table-cell>
          <table:table-cell office:value-type="string" calcext:value-type="string">
            <text:p>The user should be redirected to the Contact Us page or a contact form should appear.</text:p>
          </table:table-cell>
          <table:table-cell office:value-type="string" calcext:value-type="string">
            <text:p>User is redirected to the Contact Us page.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c007</text:p>
          </table:table-cell>
          <table:table-cell office:value-type="string" calcext:value-type="string">
            <text:p>Verify the "Remember me" functionality</text:p>
          </table:table-cell>
          <table:table-cell office:value-type="string" calcext:value-type="string">
            <text:p>Open URL.</text:p>
            <text:p>Enter a valid Username in the username input field.</text:p>
            <text:p>Check the "Remember me" checkbox.</text:p>
            <text:p>Click on the "Continue" button and complete the login process.</text:p>
            <text:p>Log out and close the browser.</text:p>
            <text:p>Reopen the browser and navigate to the login page.</text:p>
            <text:p/>
            <text:p/>
          </table:table-cell>
          <table:table-cell office:value-type="string" calcext:value-type="string">
            <text:p>The Username should be pre-filled in the Username input field.</text:p>
          </table:table-cell>
          <table:table-cell office:value-type="string" calcext:value-type="string">
            <text:p>Username input filed is not pre-filled with username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6:01:50.796267383</meta:creation-date>
    <dc:date>2024-07-02T16:58:33.814653922</dc:date>
    <meta:editing-duration>PT13M10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